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06322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paragraph-rsid="0006322e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paragraph-rsid="000ae7f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6322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6322e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8198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08198f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08198f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08198f" style:font-size-asian="10.5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officeooo:paragraph-rsid="0008f36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08f36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paragraph-rsid="000ae7f7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weight="normal" officeooo:paragraph-rsid="000ae7f7" style:font-size-asian="10.5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fo:font-weight="normal" officeooo:paragraph-rsid="000ae7f7" style:font-size-asian="10.5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size="12pt" fo:font-weight="normal" officeooo:paragraph-rsid="000bdb25" style:font-size-asian="10.5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weight="normal" officeooo:paragraph-rsid="000c7a1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paragraph-rsid="000c7a11" style:font-size-asian="10.5pt" style:font-weight-asian="normal" style:font-size-complex="12pt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fo:font-size="12pt" fo:font-weight="normal" officeooo:paragraph-rsid="000c7a11" style:font-size-asian="10.5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fo:font-size="12pt" fo:font-weight="normal" officeooo:paragraph-rsid="000c7a11" style:font-size-asian="10.5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fo:font-size="12pt" fo:font-weight="normal" officeooo:paragraph-rsid="000cb35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paragraph-rsid="000cb351" style:font-size-asian="10.5pt" style:font-weight-asian="normal" style:font-size-complex="12pt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fo:font-size="12pt" fo:font-weight="normal" officeooo:paragraph-rsid="000cb351" style:font-size-asian="10.5pt" style:font-weight-asian="normal" style:font-size-complex="12pt" style:font-weight-complex="normal"/>
    </style:style>
    <style:style style:name="P23" style:family="paragraph" style:parent-style-name="Standard" style:list-style-name="L12">
      <style:paragraph-properties fo:text-align="start" style:justify-single-word="false"/>
      <style:text-properties fo:font-size="12pt" fo:font-weight="normal" officeooo:paragraph-rsid="000cb35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paragraph-rsid="0006322e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paragraph-rsid="0008198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paragraph-rsid="0008f36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paragraph-rsid="000ae7f7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paragraph-rsid="000bdb25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paragraph-rsid="000c7a1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paragraph-rsid="000cb351" style:font-size-asian="10.5pt" style:font-weight-asian="bold" style:font-size-complex="12pt" style:font-weight-complex="bold"/>
    </style:style>
    <style:style style:name="T1" style:family="text">
      <style:text-properties officeooo:rsid="0006322e"/>
    </style:style>
    <style:style style:name="T2" style:family="text">
      <style:text-properties officeooo:rsid="0008198f"/>
    </style:style>
    <style:style style:name="T3" style:family="text">
      <style:text-properties officeooo:rsid="0008f361"/>
    </style:style>
    <style:style style:name="T4" style:family="text">
      <style:text-properties officeooo:rsid="000ae7f7"/>
    </style:style>
    <style:style style:name="T5" style:family="text">
      <style:text-properties fo:font-size="12pt" fo:font-weight="normal" officeooo:rsid="000ae7f7" style:font-size-asian="10.5pt" style:font-weight-asian="normal" style:font-size-complex="12pt" style:font-weight-complex="normal"/>
    </style:style>
    <style:style style:name="T6" style:family="text">
      <style:text-properties officeooo:rsid="000bdb25"/>
    </style:style>
    <style:style style:name="T7" style:family="text">
      <style:text-properties officeooo:rsid="000c7a11"/>
    </style:style>
    <style:style style:name="T8" style:family="text">
      <style:text-properties officeooo:rsid="000cb3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ecifications</text:span></text:p>
      <text:p text:style-name="P1"><text:span text:style-name="T1"/></text:p>
      <text:p text:style-name="P4"><text:span text:style-name="T1"/></text:p>
      <text:p text:style-name="P2"><text:span text:style-name="T1">Android application</text:span></text:p>
      <text:p text:style-name="P2"><text:span text:style-name="T1"/></text:p>
      <text:p text:style-name="P24"><text:span text:style-name="T1">Profiler module</text:span></text:p>
      <text:p text:style-name="P24"><text:span text:style-name="T1"/></text:p>
      <text:list xml:id="list7836518688069743777" text:style-name="L1">
        <text:list-item>
          <text:p text:style-name="P5"><text:span text:style-name="T1">διαχειρίζεται το profile του χρήστη ως κινητή συσκευή android</text:span></text:p>
        </text:list-item>
        <text:list-item>
          <text:p text:style-name="P6"><text:span text:style-name="T1"><text:s/></text:span><text:span text:style-name="T2">ε</text:span><text:span text:style-name="T1">νημερώνει πότε </text:span><text:span text:style-name="T2">η συσκευή</text:span><text:span text:style-name="T1"> είναι ενεργή/ανενεργή</text:span></text:p>
        </text:list-item>
        <text:list-item>
          <text:p text:style-name="P5"><text:span text:style-name="T1">κρατάει στατιστικά για την χρήση του ως συσκευή</text:span></text:p>
        </text:list-item>
        <text:list-item>
          <text:p text:style-name="P5"><text:span text:style-name="T1">διαθέτει πάντα μία ανανεωμένη λίστα με τους διαθέσιμους αισθητήρες του συστήματος </text:span></text:p>
        </text:list-item>
        <text:list-item>
          <text:p text:style-name="P5"><text:span text:style-name="T1">προσφέρει ένα interface στον χρήστη για την ρύθμιση των αισθητήρων της συσκευής οι οιποίες θα είναι διαθέσιμες στην εφαρμογή.</text:span></text:p>
        </text:list-item>
      </text:list>
      <text:p text:style-name="P4"><text:span text:style-name="T1"/></text:p>
      <text:p text:style-name="P25"><text:span text:style-name="T2">Registration module</text:span></text:p>
      <text:p text:style-name="P25"><text:span text:style-name="T2"/></text:p>
      <text:list xml:id="list1543613961" text:continue-numbering="true" text:style-name="L1">
        <text:list-item>
          <text:p text:style-name="P6"><text:span text:style-name="T1">διαχειρίζεται το login της συσκευής στο </text:span><text:span text:style-name="T2">web</text:span><text:span text:style-name="T1"> σύστημ</text:span><text:span text:style-name="T2">α</text:span></text:p>
        </text:list-item>
      </text:list>
      <text:p text:style-name="P7"><text:span text:style-name="T2"><text:tab/></text:span></text:p>
      <text:p text:style-name="P25"><text:span text:style-name="T2">Scheduler module</text:span></text:p>
      <text:p text:style-name="P25"><text:span text:style-name="T2"/></text:p>
      <text:list xml:id="list7825117023259386721" text:style-name="L2">
        <text:list-item>
          <text:p text:style-name="P8"><text:span text:style-name="T2">dynamix εφαρμογή </text:span><text:span text:style-name="T3">με πλήρη δικαιώματα (permissions)</text:span></text:p>
        </text:list-item>
        <text:list-item>
          <text:p text:style-name="P8"><text:span text:style-name="T2">διαχειρίζεται την επικοινωνία με το dynamix framework</text:span></text:p>
        </text:list-item>
        <text:list-item>
          <text:p text:style-name="P8"><text:span text:style-name="T2">επικοινωνεί με το web σύστημα για να λάβει νέα πειράματα (plugins)</text:span></text:p>
        </text:list-item>
        <text:list-item>
          <text:p text:style-name="P8"><text:span text:style-name="T2">ελέγχει την κατάσταση των πειραμάτων (commit/start/stop/pause)</text:span></text:p>
        </text:list-item>
        <text:list-item>
          <text:p text:style-name="P8"><text:span text:style-name="T2">λαμβάνει τα αποτελέσματα των πειραμάτων και τα αποθηκεύει στην βάση μέχρι ο reporter να τα στείλει στο web σύστημα (όταν έχει διαθέσιμο δίκτυο)</text:span></text:p>
        </text:list-item>
        <text:list-item>
          <text:p text:style-name="P8"><text:span text:style-name="T2">είναι υπεύθυνο για την διαχείριση των dependencies plugins που απαιτούν τα πειράματα</text:span></text:p>
        </text:list-item>
        <text:list-item>
          <text:p text:style-name="P8"><text:span text:style-name="T2">ελεχει την λίστα με τους διαθέσιμους αισθητήρες που έχει θέσει ο χρήστης για να εξασφαλίσει πως τα πειράματα δεν θα παραβιαάζουν τις προτιμήσεις του χρήστη.</text:span></text:p>
        </text:list-item>
        <text:list-item>
          <text:p text:style-name="P8"><text:span text:style-name="T2">αναφέρει στο reported module πως ένα πείραμα τελείωσε, τα αποτελέσματα είναι στην βάση, οπότε όταν βρει δίκτυο να τα ανεβάσει στο web σύστημα.</text:span></text:p>
        </text:list-item>
      </text:list>
      <text:p text:style-name="P7"><text:span text:style-name="T2"/></text:p>
      <text:p text:style-name="P25"><text:span text:style-name="T2">Reporter module</text:span></text:p>
      <text:p text:style-name="P25"><text:span text:style-name="T2"/></text:p>
      <text:list xml:id="list2304114347563966415" text:style-name="L3">
        <text:list-item>
          <text:p text:style-name="P9"><text:span text:style-name="T2">αναλαμβάνει να στείλει στο web σύστημα τα αποτελέσματα των πειραμάτων</text:span></text:p>
        </text:list-item>
        <text:list-item>
          <text:p text:style-name="P9"><text:span text:style-name="T2">ελέγχει την κατάσταση της συνδεσιμότητας της συσκευής στο δίκτυο</text:span></text:p>
        </text:list-item>
      </text:list>
      <text:p text:style-name="P26"><text:span text:style-name="T3"/></text:p>
      <text:p text:style-name="P26"><text:span text:style-name="T3">Experiment execution place</text:span></text:p>
      <text:p text:style-name="P26"><text:span text:style-name="T3"/></text:p>
      <text:list xml:id="list1056231239515835690" text:style-name="L4">
        <text:list-item>
          <text:p text:style-name="P10"><text:span text:style-name="T3">dynamix εφαρμογή με κανένα δικαίωματα (permission)</text:span></text:p>
        </text:list-item>
        <text:list-item>
          <text:p text:style-name="P10"><text:span text:style-name="T3">ένα ασφαλές περιβάλλον χωρίς δικαιώματα στο οποίο εκετελούνται τα πειράματαν των χρηστών</text:span></text:p>
        </text:list-item>
        <text:list-item>
          <text:p text:style-name="P10"><text:span text:style-name="T3">μοναδική του επικοινωνία είναι με τον scheduler module</text:span></text:p>
        </text:list-item>
        <text:list-item>
          <text:p text:style-name="P10"><text:span text:style-name="T3">λαμβάνει από τον scheduler module μηνύματα ελέγχου κατάστασης του πειράματος</text:span></text:p>
        </text:list-item>
        <text:list-item>
          <text:p text:style-name="P10"><text:span text:style-name="T3">ζητάει από τον sceduler module την κληση των dependencies plugins που χρειάζεται για την εκτέλεση του πειράματος.</text:span></text:p>
        </text:list-item>
        <text:list-item>
          <text:p text:style-name="P10"><text:span text:style-name="T3">ενημερώνει τον scheduler module για το τέλος του πειράματος και του στέλνει τα αποτελέσματα.</text:span></text:p>
        </text:list-item>
      </text:list>
      <text:p text:style-name="P11"><text:span text:style-name="T3"/></text:p>
      <text:p text:style-name="P27"><text:soft-page-break/><text:span text:style-name="T4">Communication module</text:span></text:p>
      <text:p text:style-name="P27"><text:span text:style-name="T4"/></text:p>
      <text:list xml:id="list5091470014401477388" text:style-name="L5">
        <text:list-item>
          <text:p text:style-name="P13"><text:span text:style-name="T4">αναλαμβάνει τo κανάλι της επικοινωνίας με το web σύστημα</text:span></text:p>
        </text:list-item>
      </text:list>
      <text:p text:style-name="P12"><text:span text:style-name="T4"/></text:p>
      <text:p text:style-name="P3"><text:span text:style-name="T5"/></text:p>
      <text:p text:style-name="P3"><text:span text:style-name="T4">Web</text:span><text:span text:style-name="T1"> application</text:span></text:p>
      <text:p text:style-name="P12"><text:span text:style-name="T4"/></text:p>
      <text:p text:style-name="P27"><text:span text:style-name="T4">Registration module</text:span></text:p>
      <text:p text:style-name="P27"><text:span text:style-name="T4"/></text:p>
      <text:list xml:id="list6028586038917254458" text:style-name="L6">
        <text:list-item>
          <text:p text:style-name="P14"><text:span text:style-name="T4">συνέχεια του registration module της συσκευής στην πλευρά του web συστήματος</text:span></text:p>
        </text:list-item>
        <text:list-item>
          <text:p text:style-name="P14"><text:span text:style-name="T4">καταχωρέι την συσκευή στην βάση των συσκευών και ενημερώνει την κατάστασή της (ενεργή/ανενεργή)</text:span></text:p>
        </text:list-item>
      </text:list>
      <text:p text:style-name="P12"><text:span text:style-name="T4"/></text:p>
      <text:p text:style-name="P28"><text:span text:style-name="T6">User interface</text:span></text:p>
      <text:p text:style-name="P28"><text:span text:style-name="T6"/></text:p>
      <text:list xml:id="list7485553472142748012" text:style-name="L8">
        <text:list-item>
          <text:p text:style-name="P15"><text:span text:style-name="T6">το web interface του χρήστη που θέλει να τρέξει τα πειράματά του</text:span></text:p>
        </text:list-item>
        <text:list-item>
          <text:p text:style-name="P16"><text:span text:style-name="T7">διαχειρίζεται το login/register/status/users staitstics</text:span></text:p>
        </text:list-item>
      </text:list>
      <text:p text:style-name="P17"><text:span text:style-name="T7"/></text:p>
      <text:p text:style-name="P29"><text:span text:style-name="T7">Profiler module</text:span></text:p>
      <text:p text:style-name="P29"><text:span text:style-name="T7"/></text:p>
      <text:list xml:id="list4526522179808227727" text:style-name="L9">
        <text:list-item>
          <text:p text:style-name="P18"><text:span text:style-name="T7">διαχειρίζεται το profile login/register/status του χρήστη πειραμάτων</text:span></text:p>
        </text:list-item>
        <text:list-item>
          <text:p text:style-name="P18"><text:span text:style-name="T7">καταχωρεί το χρήστη στην βάση των χρηστών</text:span></text:p>
        </text:list-item>
      </text:list>
      <text:p text:style-name="P17"><text:span text:style-name="T7"/></text:p>
      <text:p text:style-name="P29"><text:span text:style-name="T7">Experiment module </text:span></text:p>
      <text:p text:style-name="P29"><text:span text:style-name="T7"/></text:p>
      <text:list xml:id="list7035095108354034218" text:style-name="L10">
        <text:list-item>
          <text:p text:style-name="P19"><text:span text:style-name="T7">διαχειρίζεται την δημιουργία κα το packaging του πειράματος</text:span></text:p>
        </text:list-item>
        <text:list-item>
          <text:p text:style-name="P20"><text:span text:style-name="T8">περιβάλλον εκτέλεσης/διαχείρισης/ελέγχου του πειράματος</text:span></text:p>
        </text:list-item>
        <text:list-item>
          <text:p text:style-name="P20"><text:span text:style-name="T8">περιβάλλον προβολής των αποτελεσμάτων των πειραμάτων</text:span></text:p>
        </text:list-item>
        <text:list-item>
          <text:p text:style-name="P20"><text:span text:style-name="T8">καταχωρεί τα πειράματα στην βάση πειραμάτων</text:span></text:p>
        </text:list-item>
        <text:list-item>
          <text:p text:style-name="P20"><text:span text:style-name="T8">επικοινωνεί με τον experiment scheduler module για να θέσει ένα πείραμα προς εκτέλεση (commit), να ελέγξει την κατάσταση του πειράμτος (start/cancel), και για να λάβει τα αποτελέσματα ενός πειράματος</text:span></text:p>
        </text:list-item>
      </text:list>
      <text:p text:style-name="P21"><text:span text:style-name="T8"/></text:p>
      <text:p text:style-name="P30"><text:span text:style-name="T8">Experiment Scheduler module</text:span></text:p>
      <text:p text:style-name="P21"><text:span text:style-name="T8"/></text:p>
      <text:list xml:id="list1776272222936156371" text:style-name="L11">
        <text:list-item>
          <text:p text:style-name="P22"><text:span text:style-name="T8">αναλαμβάνει να κάνει push πειράματα στις κατάλληλες κινητές συσκευές</text:span></text:p>
        </text:list-item>
        <text:list-item>
          <text:p text:style-name="P22"><text:span text:style-name="T8">επικοινωνει με την βάση πειραμάτων</text:span></text:p>
        </text:list-item>
        <text:list-item>
          <text:p text:style-name="P22"><text:span text:style-name="T8">επικοινωνεί με την βάση συσκευών</text:span></text:p>
        </text:list-item>
        <text:list-item>
          <text:p text:style-name="P22"><text:span text:style-name="T8">είναι η επέκταση του scheduler module της κινητής συσκευής στο web σύστημα</text:span></text:p>
        </text:list-item>
      </text:list>
      <text:p text:style-name="P21"><text:span text:style-name="T8"/></text:p>
      <text:p text:style-name="P30"><text:span text:style-name="T8">Reporter module</text:span></text:p>
      <text:p text:style-name="P30"><text:span text:style-name="T8"/></text:p>
      <text:list xml:id="list6056301486845643156" text:style-name="L12">
        <text:list-item>
          <text:p text:style-name="P23"><text:span text:style-name="T8">είναι η επέκταση του reporter module της κινητής συσκευής στο web σύστημα</text:span></text:p>
        </text:list-item>
        <text:list-item>
          <text:p text:style-name="P23"><text:span text:style-name="T8">αναλαμβάνει να λάβει τα αποτελέσματα των πειραμάτων από το δίκτυο και να τα αποθηκεύσει στην βάση πειραμάτων</text:span></text:p>
        </text:list-item>
      </text:list>
      <text:p text:style-name="P21"><text:span text:style-name="T8"/></text:p>
      <text:p text:style-name="P21"><text:span text:style-name="T8"/></text:p>
      <text:p text:style-name="P21"><text:span text:style-name="T8"/></text:p>
      <text:p text:style-name="P1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8:06:13</meta:creation-date>
    <meta:generator>LibreOffice/4.0.1.2$Linux_x86 LibreOffice_project/400m0$Build-2</meta:generator>
    <dc:date>2013-05-15T19:11:11</dc:date>
    <meta:editing-duration>PT23M27S</meta:editing-duration>
    <meta:editing-cycles>5</meta:editing-cycles>
    <meta:document-statistic meta:table-count="0" meta:image-count="0" meta:object-count="0" meta:page-count="2" meta:paragraph-count="56" meta:word-count="507" meta:character-count="3336" meta:non-whitespace-character-count="2920"/>
  </office:meta>
</office:document-meta>
</file>